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9.733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6.32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0.42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ext-properties fo:color="#000000"/>
    </style:style>
    <style:style style:name="ce10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Normal_5f_HCsolicPorTipo" style:data-style-name="N234"/>
    <style:style style:name="ce25" style:family="table-cell" style:parent-style-name="Normal_5f_HCsolicPorTipo" style:data-style-name="N23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Normal_5f_HCsolicPorTipo" style:data-style-name="N234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Normal_5f_HCsolicPorTipo" style:data-style-name="N234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ext-properties fo:color="#000000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HCsolicPorTipo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qSisSoatExoConv" table:style-name="ta5" table:print-ranges="liqSisSoatExoConv.A1:liqSisSoatExoConv.K2434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7"/>
        <table:table-column table:style-name="co6" table:default-cell-style-name="ce23"/>
        <table:table-column table:style-name="co7" table:default-cell-style-name="ce24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Normal_5f_HCsolicPorTipo"/>
        <table:table-column table:style-name="co12" table:number-columns-repeated="245" table:default-cell-style-name="Normal_5f_HCsolicPorTipo"/>
        <table:table-column table:style-name="co14" table:number-columns-repeated="768" table:default-cell-style-name="Default"/>
        <table:table-header-rows>
          <table:table-row table:style-name="ro3">
            <table:table-cell/>
            <table:table-cell table:style-name="ce2"/>
            <table:table-cell table:style-name="ce9"/>
            <table:table-cell table:style-name="ce11"/>
            <table:table-cell table:style-name="ce18"/>
            <table:table-cell table:number-columns-repeated="1019"/>
          </table:table-row>
          <table:table-row table:style-name="ro4">
            <table:table-cell/>
            <table:table-cell table:style-name="ce3" office:value-type="string" table:number-columns-spanned="9" table:number-rows-spanned="1">
              <text:p>LIQUIDACION SIS/SOAT/EXO/CONV</text:p>
            </table:table-cell>
            <table:covered-table-cell table:number-columns-repeated="8" table:style-name="ce10"/>
            <table:table-cell table:number-columns-repeated="1014"/>
          </table:table-row>
          <table:table-row table:style-name="ro5">
            <table:table-cell/>
            <table:table-cell table:style-name="ce4" table:number-columns-spanned="9" table:number-rows-spanned="1"/>
            <table:covered-table-cell table:number-columns-repeated="8" table:style-name="ce5"/>
            <table:table-cell table:number-columns-repeated="1014"/>
          </table:table-row>
          <table:table-row table:style-name="ro6">
            <table:table-cell/>
            <table:table-cell table:style-name="ce5" table:number-columns-repeated="2"/>
            <table:table-cell table:style-name="ce12"/>
            <table:table-cell table:style-name="ce19"/>
            <table:table-cell table:number-columns-repeated="1019"/>
          </table:table-row>
          <table:table-row table:style-name="ro7">
            <table:table-cell/>
            <table:table-cell table:style-name="ce6" office:value-type="string" table:number-columns-spanned="1" table:number-rows-spanned="2">
              <text:p>Nro Historia</text:p>
            </table:table-cell>
            <table:table-cell table:style-name="ce6" office:value-type="string" table:number-columns-spanned="1" table:number-rows-spanned="2">
              <text:p>PACIENTE</text:p>
            </table:table-cell>
            <table:table-cell table:style-name="ce13" office:value-type="string">
              <text:p>CUENTA</text:p>
            </table:table-cell>
            <table:table-cell table:style-name="ce13" office:value-type="string" table:number-columns-spanned="2" table:number-rows-spanned="1">
              <text:p>SERVICIO</text:p>
            </table:table-cell>
            <table:covered-table-cell table:style-name="ce13"/>
            <table:table-cell table:style-name="ce29" office:value-type="string" table:number-columns-spanned="4" table:number-rows-spanned="1">
              <text:p>LIQUIDACION</text:p>
            </table:table-cell>
            <table:covered-table-cell table:number-columns-repeated="3" table:style-name="ce29"/>
            <table:table-cell table:number-columns-repeated="1014"/>
          </table:table-row>
          <table:table-row table:style-name="ro10">
            <table:table-cell/>
            <table:covered-table-cell table:number-columns-repeated="2" table:style-name="ce6"/>
            <table:table-cell table:style-name="ce14" office:value-type="string">
              <text:p>NUMERO</text:p>
            </table:table-cell>
            <table:table-cell table:style-name="ce20" office:value-type="string">
              <text:p>NOMBRE</text:p>
            </table:table-cell>
            <table:table-cell table:style-name="ce25" office:value-type="string">
              <text:p>F.EGRESO <text:s/>MEDICO</text:p>
            </table:table-cell>
            <table:table-cell table:style-name="ce30" office:value-type="string">
              <text:p>FARMACIA</text:p>
            </table:table-cell>
            <table:table-cell table:style-name="ce30" office:value-type="string">
              <text:p>SERVICIOS</text:p>
            </table:table-cell>
            <table:table-cell table:style-name="ce30" office:value-type="string">
              <text:p>Pagos Cta</text:p>
            </table:table-cell>
            <table:table-cell table:style-name="ce30" office:value-type="string">
              <text:p>TOTAL</text:p>
            </table:table-cell>
            <table:table-cell table:number-columns-repeated="1014"/>
          </table:table-row>
        </table:table-header-rows>
        <table:table-row table:style-name="ro11" table:number-rows-repeated="994">
          <table:table-cell table:style-name="ce1"/>
          <table:table-cell table:style-name="ce7" table:number-columns-repeated="2"/>
          <table:table-cell table:style-name="ce15"/>
          <table:table-cell table:style-name="ce21"/>
          <table:table-cell table:style-name="ce26"/>
          <table:table-cell table:style-name="ce31" table:number-columns-repeated="4"/>
          <table:table-cell table:style-name="ce1" table:number-columns-repeated="246"/>
          <table:table-cell table:style-name="ce33" table:number-columns-repeated="768"/>
        </table:table-row>
        <table:table-row table:style-name="ro11" table:number-rows-repeated="1434">
          <table:table-cell/>
          <table:table-cell table:style-name="ce8" table:number-columns-repeated="2"/>
          <table:table-cell table:style-name="ce16"/>
          <table:table-cell table:style-name="ce22"/>
          <table:table-cell table:style-name="ce27"/>
          <table:table-cell table:style-name="ce32" table:number-columns-repeated="4"/>
          <table:table-cell table:number-columns-repeated="1014"/>
        </table:table-row>
        <table:table-row table:style-name="ro11" table:number-rows-repeated="10461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9:4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SisSoatExoConv" style:display-name="PageStyle_liqSisSoatExo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9:43.50</dc:date>
    <meta:print-date>2009-12-07T14:48:52</meta:print-date>
    <meta:generator>OpenOffice/4.0.0$Win32 OpenOffice.org_project/400m3$Build-9702</meta:generator>
    <meta:editing-duration>PT6M57S</meta:editing-duration>
    <meta:editing-cycles>6</meta:editing-cycles>
    <meta:document-statistic meta:table-count="4" meta:cell-count="13" meta:object-count="0"/>
  </office:meta>
</office:document-meta>
</file>